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7.978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9.313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8.57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xn</text:p>
          </table:table-cell>
          <table:table-cell table:style-name="ce1" office:value-type="string" calcext:value-type="string">
            <text:p>p*n</text:p>
          </table:table-cell>
          <table:table-cell table:style-name="ce1" office:value-type="string" calcext:value-type="string">
            <text:p>2*L*DELTA</text:p>
          </table:table-cell>
          <table:table-cell table:style-name="ce1" office:value-type="string" calcext:value-type="string">
            <text:p>x'n</text:p>
          </table:table-cell>
          <table:table-cell table:style-name="ce1" office:value-type="string" calcext:value-type="string">
            <text:p>x''n</text:p>
          </table:table-cell>
          <table:table-cell table:style-name="ce1" office:value-type="string" calcext:value-type="string">
            <text:p>pn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-6.2163601986903" calcext:value-type="float">
            <text:p>-6.2163601986903</text:p>
          </table:table-cell>
          <table:table-cell office:value-type="float" office:value="-193.901823679881" calcext:value-type="float">
            <text:p>-193.901823679881</text:p>
          </table:table-cell>
          <table:table-cell office:value-type="float" office:value="203.070457166686" calcext:value-type="float">
            <text:p>203.070457166686</text:p>
          </table:table-cell>
          <table:table-cell office:value-type="float" office:value="-12.9572871047012" calcext:value-type="float">
            <text:p>-12.9572871047012</text:p>
          </table:table-cell>
          <table:table-cell office:value-type="float" office:value="0.524566707320621" calcext:value-type="float">
            <text:p>0.524566707320621</text:p>
          </table:table-cell>
          <table:table-cell office:value-type="float" office:value="-96.4172190289289" calcext:value-type="float">
            <text:p>-96.4172190289289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524566707320621" calcext:value-type="float">
            <text:p>0.524566707320621</text:p>
          </table:table-cell>
          <table:table-cell office:value-type="float" office:value="-96.4172190289289" calcext:value-type="float">
            <text:p>-96.4172190289289</text:p>
          </table:table-cell>
          <table:table-cell office:value-type="float" office:value="97.4846046509519" calcext:value-type="float">
            <text:p>97.4846046509519</text:p>
          </table:table-cell>
          <table:table-cell office:value-type="float" office:value="-2.71143622280546" calcext:value-type="float">
            <text:p>-2.71143622280546</text:p>
          </table:table-cell>
          <table:table-cell office:value-type="float" office:value="3.7605696374467" calcext:value-type="float">
            <text:p>3.7605696374467</text:p>
          </table:table-cell>
          <table:table-cell office:value-type="float" office:value="-50.3654525748111" calcext:value-type="float">
            <text:p>-50.3654525748111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-2.71143622280546" calcext:value-type="float">
            <text:p>-2.71143622280546</text:p>
          </table:table-cell>
          <table:table-cell office:value-type="float" office:value="-50.3654525748111" calcext:value-type="float">
            <text:p>-50.3654525748111</text:p>
          </table:table-cell>
          <table:table-cell office:value-type="float" office:value="46.0517664541178" calcext:value-type="float">
            <text:p>46.0517664541178</text:p>
          </table:table-cell>
          <table:table-cell office:value-type="float" office:value="-4.24012530880621" calcext:value-type="float">
            <text:p>-4.24012530880621</text:p>
          </table:table-cell>
          <table:table-cell office:value-type="float" office:value="-1.18274713680472" calcext:value-type="float">
            <text:p>-1.18274713680472</text:p>
          </table:table-cell>
          <table:table-cell office:value-type="float" office:value="-26.8370208671103" calcext:value-type="float">
            <text:p>-26.8370208671103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-1.18274713680472" calcext:value-type="float">
            <text:p>-1.18274713680472</text:p>
          </table:table-cell>
          <table:table-cell office:value-type="float" office:value="-26.8370208671103" calcext:value-type="float">
            <text:p>-26.8370208671103</text:p>
          </table:table-cell>
          <table:table-cell office:value-type="float" office:value="23.5284317077008" calcext:value-type="float">
            <text:p>23.5284317077008</text:p>
          </table:table-cell>
          <table:table-cell office:value-type="float" office:value="-1.96377378424313" calcext:value-type="float">
            <text:p>-1.96377378424313</text:p>
          </table:table-cell>
          <table:table-cell office:value-type="float" office:value="-0.401720489366316" calcext:value-type="float">
            <text:p>-0.401720489366316</text:p>
          </table:table-cell>
          <table:table-cell office:value-type="float" office:value="-16.4566351737129" calcext:value-type="float">
            <text:p>-16.4566351737129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-1.96377378424313" calcext:value-type="float">
            <text:p>-1.96377378424313</text:p>
          </table:table-cell>
          <table:table-cell office:value-type="float" office:value="-16.4566351737129" calcext:value-type="float">
            <text:p>-16.4566351737129</text:p>
          </table:table-cell>
          <table:table-cell office:value-type="float" office:value="10.3803856933974" calcext:value-type="float">
            <text:p>10.3803856933974</text:p>
          </table:table-cell>
          <table:table-cell office:value-type="float" office:value="-2.30835084479486" calcext:value-type="float">
            <text:p>-2.30835084479486</text:p>
          </table:table-cell>
          <table:table-cell office:value-type="float" office:value="-1.61919672369139" calcext:value-type="float">
            <text:p>-1.61919672369139</text:p>
          </table:table-cell>
          <table:table-cell office:value-type="float" office:value="-10.947407928887" calcext:value-type="float">
            <text:p>-10.947407928887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-2.30835084479486" calcext:value-type="float">
            <text:p>-2.30835084479486</text:p>
          </table:table-cell>
          <table:table-cell office:value-type="float" office:value="-10.947407928887" calcext:value-type="float">
            <text:p>-10.947407928887</text:p>
          </table:table-cell>
          <table:table-cell office:value-type="float" office:value="5.50922724482588" calcext:value-type="float">
            <text:p>5.50922724482588</text:p>
          </table:table-cell>
          <table:table-cell office:value-type="float" office:value="-2.49122972675597" calcext:value-type="float">
            <text:p>-2.49122972675597</text:p>
          </table:table-cell>
          <table:table-cell office:value-type="float" office:value="-2.12547196283375" calcext:value-type="float">
            <text:p>-2.12547196283375</text:p>
          </table:table-cell>
          <table:table-cell office:value-type="float" office:value="-8.42752205434169" calcext:value-type="float">
            <text:p>-8.42752205434169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-2.12547196283375" calcext:value-type="float">
            <text:p>-2.12547196283375</text:p>
          </table:table-cell>
          <table:table-cell office:value-type="float" office:value="-8.42752205434169" calcext:value-type="float">
            <text:p>-8.42752205434169</text:p>
          </table:table-cell>
          <table:table-cell office:value-type="float" office:value="2.51988587454528" calcext:value-type="float">
            <text:p>2.51988587454528</text:p>
          </table:table-cell>
          <table:table-cell office:value-type="float" office:value="-2.20911961266327" calcext:value-type="float">
            <text:p>-2.20911961266327</text:p>
          </table:table-cell>
          <table:table-cell office:value-type="float" office:value="-2.04182431300423" calcext:value-type="float">
            <text:p>-2.04182431300423</text:p>
          </table:table-cell>
          <table:table-cell office:value-type="float" office:value="-7.2705058353674" calcext:value-type="float">
            <text:p>-7.2705058353674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-2.04182431300423" calcext:value-type="float">
            <text:p>-2.04182431300423</text:p>
          </table:table-cell>
          <table:table-cell office:value-type="float" office:value="-7.2705058353674" calcext:value-type="float">
            <text:p>-7.2705058353674</text:p>
          </table:table-cell>
          <table:table-cell office:value-type="float" office:value="1.15701621897428" calcext:value-type="float">
            <text:p>1.15701621897428</text:p>
          </table:table-cell>
          <table:table-cell office:value-type="float" office:value="-2.08023148394379" calcext:value-type="float">
            <text:p>-2.08023148394379</text:p>
          </table:table-cell>
          <table:table-cell office:value-type="float" office:value="-2.00341714206467" calcext:value-type="float">
            <text:p>-2.00341714206467</text:p>
          </table:table-cell>
          <table:table-cell office:value-type="float" office:value="-6.73830501103556" calcext:value-type="float">
            <text:p>-6.73830501103556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-2.00341714206467" calcext:value-type="float">
            <text:p>-2.00341714206467</text:p>
          </table:table-cell>
          <table:table-cell office:value-type="float" office:value="-6.73830501103556" calcext:value-type="float">
            <text:p>-6.73830501103556</text:p>
          </table:table-cell>
          <table:table-cell office:value-type="float" office:value="0.532200824331841" calcext:value-type="float">
            <text:p>0.532200824331841</text:p>
          </table:table-cell>
          <table:table-cell office:value-type="float" office:value="-2.02108355650129" calcext:value-type="float">
            <text:p>-2.02108355650129</text:p>
          </table:table-cell>
          <table:table-cell office:value-type="float" office:value="-1.98575072762806" calcext:value-type="float">
            <text:p>-1.98575072762806</text:p>
          </table:table-cell>
          <table:table-cell office:value-type="float" office:value="-6.45097923418427" calcext:value-type="float">
            <text:p>-6.45097923418427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-2.02108355650129" calcext:value-type="float">
            <text:p>-2.02108355650129</text:p>
          </table:table-cell>
          <table:table-cell office:value-type="float" office:value="-6.45097923418427" calcext:value-type="float">
            <text:p>-6.45097923418427</text:p>
          </table:table-cell>
          <table:table-cell office:value-type="float" office:value="0.287325776851295" calcext:value-type="float">
            <text:p>0.287325776851295</text:p>
          </table:table-cell>
          <table:table-cell office:value-type="float" office:value="-2.0306213400223" calcext:value-type="float">
            <text:p>-2.0306213400223</text:p>
          </table:table-cell>
          <table:table-cell office:value-type="float" office:value="-2.01154577298029" calcext:value-type="float">
            <text:p>-2.01154577298029</text:p>
          </table:table-cell>
          <table:table-cell office:value-type="float" office:value="-6.31879142706721" calcext:value-type="float">
            <text:p>-6.31879142706721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-2.01154577298029" calcext:value-type="float">
            <text:p>-2.01154577298029</text:p>
          </table:table-cell>
          <table:table-cell office:value-type="float" office:value="-6.31879142706721" calcext:value-type="float">
            <text:p>-6.31879142706721</text:p>
          </table:table-cell>
          <table:table-cell office:value-type="float" office:value="0.132187807117061" calcext:value-type="float">
            <text:p>0.132187807117061</text:p>
          </table:table-cell>
          <table:table-cell office:value-type="float" office:value="-2.01593374924269" calcext:value-type="float">
            <text:p>-2.01593374924269</text:p>
          </table:table-cell>
          <table:table-cell office:value-type="float" office:value="-2.00715779671789" calcext:value-type="float">
            <text:p>-2.00715779671789</text:p>
          </table:table-cell>
          <table:table-cell office:value-type="float" office:value="-6.25796426180725" calcext:value-type="float">
            <text:p>-6.25796426180725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-2.00715779671789" calcext:value-type="float">
            <text:p>-2.00715779671789</text:p>
          </table:table-cell>
          <table:table-cell office:value-type="float" office:value="-6.25796426180725" calcext:value-type="float">
            <text:p>-6.25796426180725</text:p>
          </table:table-cell>
          <table:table-cell office:value-type="float" office:value="0.0608271652599521" calcext:value-type="float">
            <text:p>0.0608271652599521</text:p>
          </table:table-cell>
          <table:table-cell office:value-type="float" office:value="-2.00917695539137" calcext:value-type="float">
            <text:p>-2.00917695539137</text:p>
          </table:table-cell>
          <table:table-cell office:value-type="float" office:value="-2.0051386380444" calcext:value-type="float">
            <text:p>-2.0051386380444</text:p>
          </table:table-cell>
          <table:table-cell office:value-type="float" office:value="-6.22997155391043" calcext:value-type="float">
            <text:p>-6.22997155391043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-2.0051386380444" calcext:value-type="float">
            <text:p>-2.0051386380444</text:p>
          </table:table-cell>
          <table:table-cell office:value-type="float" office:value="-6.22997155391043" calcext:value-type="float">
            <text:p>-6.22997155391043</text:p>
          </table:table-cell>
          <table:table-cell office:value-type="float" office:value="0.0279927078968249" calcext:value-type="float">
            <text:p>0.0279927078968249</text:p>
          </table:table-cell>
          <table:table-cell office:value-type="float" office:value="-2.00606785640765" calcext:value-type="float">
            <text:p>-2.00606785640765</text:p>
          </table:table-cell>
          <table:table-cell office:value-type="float" office:value="-2.00420941968114" calcext:value-type="float">
            <text:p>-2.00420941968114</text:p>
          </table:table-cell>
          <table:table-cell office:value-type="float" office:value="-6.21708872635419" calcext:value-type="float">
            <text:p>-6.21708872635419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-2.00420941968114" calcext:value-type="float">
            <text:p>-2.00420941968114</text:p>
          </table:table-cell>
          <table:table-cell office:value-type="float" office:value="-6.21708872635419" calcext:value-type="float">
            <text:p>-6.21708872635419</text:p>
          </table:table-cell>
          <table:table-cell office:value-type="float" office:value="0.0128828275562425" calcext:value-type="float">
            <text:p>0.0128828275562425</text:p>
          </table:table-cell>
          <table:table-cell office:value-type="float" office:value="-2.00463706533729" calcext:value-type="float">
            <text:p>-2.00463706533729</text:p>
          </table:table-cell>
          <table:table-cell office:value-type="float" office:value="-2.003781774025" calcext:value-type="float">
            <text:p>-2.003781774025</text:p>
          </table:table-cell>
          <table:table-cell office:value-type="float" office:value="-6.21115966157031" calcext:value-type="float">
            <text:p>-6.21115966157031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-2.003781774025" calcext:value-type="float">
            <text:p>-2.003781774025</text:p>
          </table:table-cell>
          <table:table-cell office:value-type="float" office:value="-6.21115966157031" calcext:value-type="float">
            <text:p>-6.21115966157031</text:p>
          </table:table-cell>
          <table:table-cell office:value-type="float" office:value="0.00592906478387878" calcext:value-type="float">
            <text:p>0.00592906478387878</text:p>
          </table:table-cell>
          <table:table-cell office:value-type="float" office:value="-2.00397858942044" calcext:value-type="float">
            <text:p>-2.00397858942044</text:p>
          </table:table-cell>
          <table:table-cell office:value-type="float" office:value="-2.00358495862956" calcext:value-type="float">
            <text:p>-2.00358495862956</text:p>
          </table:table-cell>
          <table:table-cell office:value-type="float" office:value="-6.20843090237799" calcext:value-type="float">
            <text:p>-6.20843090237799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.00358495862956" calcext:value-type="float">
            <text:p>-2.00358495862956</text:p>
          </table:table-cell>
          <table:table-cell office:value-type="float" office:value="-6.20843090237799" calcext:value-type="float">
            <text:p>-6.20843090237799</text:p>
          </table:table-cell>
          <table:table-cell office:value-type="float" office:value="0.00272875919232174" calcext:value-type="float">
            <text:p>0.00272875919232174</text:p>
          </table:table-cell>
          <table:table-cell office:value-type="float" office:value="-2.00367553983234" calcext:value-type="float">
            <text:p>-2.00367553983234</text:p>
          </table:table-cell>
          <table:table-cell office:value-type="float" office:value="-2.00349437742678" calcext:value-type="float">
            <text:p>-2.00349437742678</text:p>
          </table:table-cell>
          <table:table-cell office:value-type="float" office:value="-6.20717502836151" calcext:value-type="float">
            <text:p>-6.20717502836151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-2.00349437742678" calcext:value-type="float">
            <text:p>-2.00349437742678</text:p>
          </table:table-cell>
          <table:table-cell office:value-type="float" office:value="-6.20717502836151" calcext:value-type="float">
            <text:p>-6.20717502836151</text:p>
          </table:table-cell>
          <table:table-cell office:value-type="float" office:value="0.00125587401647298" calcext:value-type="float">
            <text:p>0.00125587401647298</text:p>
          </table:table-cell>
          <table:table-cell office:value-type="float" office:value="-2.0035360661838" calcext:value-type="float">
            <text:p>-2.0035360661838</text:p>
          </table:table-cell>
          <table:table-cell office:value-type="float" office:value="-2.00345268866975" calcext:value-type="float">
            <text:p>-2.00345268866975</text:p>
          </table:table-cell>
          <table:table-cell office:value-type="float" office:value="-6.2065970284275" calcext:value-type="float">
            <text:p>-6.2065970284275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-2.00345268866975" calcext:value-type="float">
            <text:p>-2.00345268866975</text:p>
          </table:table-cell>
          <table:table-cell office:value-type="float" office:value="-6.2065970284275" calcext:value-type="float">
            <text:p>-6.2065970284275</text:p>
          </table:table-cell>
          <table:table-cell office:value-type="float" office:value="0.000577999934014528" calcext:value-type="float">
            <text:p>0.000577999934014528</text:p>
          </table:table-cell>
          <table:table-cell office:value-type="float" office:value="-2.00347187538633" calcext:value-type="float">
            <text:p>-2.00347187538633</text:p>
          </table:table-cell>
          <table:table-cell office:value-type="float" office:value="-2.00343350195317" calcext:value-type="float">
            <text:p>-2.00343350195317</text:p>
          </table:table-cell>
          <table:table-cell office:value-type="float" office:value="-6.20633101111974" calcext:value-type="float">
            <text:p>-6.20633101111974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-2.00343350195317" calcext:value-type="float">
            <text:p>-2.00343350195317</text:p>
          </table:table-cell>
          <table:table-cell office:value-type="float" office:value="-6.20633101111974" calcext:value-type="float">
            <text:p>-6.20633101111974</text:p>
          </table:table-cell>
          <table:table-cell office:value-type="float" office:value="0.000266017307759547" calcext:value-type="float">
            <text:p>0.000266017307759547</text:p>
          </table:table-cell>
          <table:table-cell office:value-type="float" office:value="-2.00344233240174" calcext:value-type="float">
            <text:p>-2.00344233240174</text:p>
          </table:table-cell>
          <table:table-cell office:value-type="float" office:value="-2.00342467150461" calcext:value-type="float">
            <text:p>-2.00342467150461</text:p>
          </table:table-cell>
          <table:table-cell office:value-type="float" office:value="-6.20620857989923" calcext:value-type="float">
            <text:p>-6.20620857989923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-2.00342467150461" calcext:value-type="float">
            <text:p>-2.00342467150461</text:p>
          </table:table-cell>
          <table:table-cell office:value-type="float" office:value="-6.20620857989923" calcext:value-type="float">
            <text:p>-6.20620857989923</text:p>
          </table:table-cell>
          <table:table-cell office:value-type="float" office:value="0.000122431220506591" calcext:value-type="float">
            <text:p>0.000122431220506591</text:p>
          </table:table-cell>
          <table:table-cell office:value-type="float" office:value="-2.00342873561083" calcext:value-type="float">
            <text:p>-2.00342873561083</text:p>
          </table:table-cell>
          <table:table-cell office:value-type="float" office:value="-2.00342060739838" calcext:value-type="float">
            <text:p>-2.00342060739838</text:p>
          </table:table-cell>
          <table:table-cell office:value-type="float" office:value="-6.20615223241289" calcext:value-type="float">
            <text:p>-6.20615223241289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-2.00342060739838" calcext:value-type="float">
            <text:p>-2.00342060739838</text:p>
          </table:table-cell>
          <table:table-cell office:value-type="float" office:value="-6.20615223241289" calcext:value-type="float">
            <text:p>-6.20615223241289</text:p>
          </table:table-cell>
          <table:table-cell office:value-type="float" office:value="0.0000563474863417568" calcext:value-type="float">
            <text:p>5.63474863417568E-05</text:p>
          </table:table-cell>
          <table:table-cell office:value-type="float" office:value="-2.00342247785405" calcext:value-type="float">
            <text:p>-2.00342247785405</text:p>
          </table:table-cell>
          <table:table-cell office:value-type="float" office:value="-2.00341873694272" calcext:value-type="float">
            <text:p>-2.00341873694272</text:p>
          </table:table-cell>
          <table:table-cell office:value-type="float" office:value="-6.20612629916251" calcext:value-type="float">
            <text:p>-6.20612629916251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-2.00341873694272" calcext:value-type="float">
            <text:p>-2.00341873694272</text:p>
          </table:table-cell>
          <table:table-cell office:value-type="float" office:value="-6.20612629916251" calcext:value-type="float">
            <text:p>-6.20612629916251</text:p>
          </table:table-cell>
          <table:table-cell office:value-type="float" office:value="0.0000259332503818044" calcext:value-type="float">
            <text:p>2.59332503818044E-05</text:p>
          </table:table-cell>
          <table:table-cell office:value-type="float" office:value="-2.00341959779736" calcext:value-type="float">
            <text:p>-2.00341959779736</text:p>
          </table:table-cell>
          <table:table-cell office:value-type="float" office:value="-2.00341787608808" calcext:value-type="float">
            <text:p>-2.00341787608808</text:p>
          </table:table-cell>
          <table:table-cell office:value-type="float" office:value="-6.20611436369659" calcext:value-type="float">
            <text:p>-6.20611436369659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-2.00341787608808" calcext:value-type="float">
            <text:p>-2.00341787608808</text:p>
          </table:table-cell>
          <table:table-cell office:value-type="float" office:value="-6.20611436369659" calcext:value-type="float">
            <text:p>-6.20611436369659</text:p>
          </table:table-cell>
          <table:table-cell office:value-type="float" office:value="0.0000119354659133819" calcext:value-type="float">
            <text:p>1.19354659133819E-05</text:p>
          </table:table-cell>
          <table:table-cell office:value-type="float" office:value="-2.00341827228605" calcext:value-type="float">
            <text:p>-2.00341827228605</text:p>
          </table:table-cell>
          <table:table-cell office:value-type="float" office:value="-2.00341747989011" calcext:value-type="float">
            <text:p>-2.00341747989011</text:p>
          </table:table-cell>
          <table:table-cell office:value-type="float" office:value="-6.20610887054217" calcext:value-type="float">
            <text:p>-6.20610887054217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-2.00341747989011" calcext:value-type="float">
            <text:p>-2.00341747989011</text:p>
          </table:table-cell>
          <table:table-cell office:value-type="float" office:value="-6.20610887054217" calcext:value-type="float">
            <text:p>-6.20610887054217</text:p>
          </table:table-cell>
          <table:table-cell office:value-type="float" office:value="0.00000549315442999188" calcext:value-type="float">
            <text:p>5.49315442999188E-06</text:p>
          </table:table-cell>
          <table:table-cell office:value-type="float" office:value="-2.00341766223545" calcext:value-type="float">
            <text:p>-2.00341766223545</text:p>
          </table:table-cell>
          <table:table-cell office:value-type="float" office:value="-2.00341729754476" calcext:value-type="float">
            <text:p>-2.00341729754476</text:p>
          </table:table-cell>
          <table:table-cell office:value-type="float" office:value="-6.20610634238398" calcext:value-type="float">
            <text:p>-6.20610634238398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-2.00341729754476" calcext:value-type="float">
            <text:p>-2.00341729754476</text:p>
          </table:table-cell>
          <table:table-cell office:value-type="float" office:value="-6.20610634238398" calcext:value-type="float">
            <text:p>-6.20610634238398</text:p>
          </table:table-cell>
          <table:table-cell office:value-type="float" office:value="0.00000252815818679864" calcext:value-type="float">
            <text:p>2.52815818679864E-06</text:p>
          </table:table-cell>
          <table:table-cell office:value-type="float" office:value="-2.00341738146701" calcext:value-type="float">
            <text:p>-2.00341738146701</text:p>
          </table:table-cell>
          <table:table-cell office:value-type="float" office:value="-2.00341721362251" calcext:value-type="float">
            <text:p>-2.00341721362251</text:p>
          </table:table-cell>
          <table:table-cell office:value-type="float" office:value="-6.20610517882961" calcext:value-type="float">
            <text:p>-6.20610517882961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-2.00341721362251" calcext:value-type="float">
            <text:p>-2.00341721362251</text:p>
          </table:table-cell>
          <table:table-cell office:value-type="float" office:value="-6.20610517882961" calcext:value-type="float">
            <text:p>-6.20610517882961</text:p>
          </table:table-cell>
          <table:table-cell office:value-type="float" office:value="0.00000116355436929894" calcext:value-type="float">
            <text:p>1.16355436929894E-06</text:p>
          </table:table-cell>
          <table:table-cell office:value-type="float" office:value="-2.00341725224672" calcext:value-type="float">
            <text:p>-2.00341725224672</text:p>
          </table:table-cell>
          <table:table-cell office:value-type="float" office:value="-2.00341717499831" calcext:value-type="float">
            <text:p>-2.00341717499831</text:p>
          </table:table-cell>
          <table:table-cell office:value-type="float" office:value="-6.20610464331772" calcext:value-type="float">
            <text:p>-6.20610464331772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20T01:11:02</meta:creation-date>
    <dc:date>2023-05-20T04:12:12.714323853</dc:date>
    <meta:generator>LibreOffice/7.3.7.2$Linux_X86_64 LibreOffice_project/30$Build-2</meta:generator>
    <meta:editing-duration>PT49S</meta:editing-duration>
    <meta:editing-cycles>1</meta:editing-cycles>
    <meta:document-statistic meta:table-count="1" meta:cell-count="188" meta:object-count="0"/>
    <meta:user-defined meta:name="AppVersion">3.1</meta:user-defined>
  </office:meta>
</office:document-meta>
</file>